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3.533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3.99cm"/>
    </style:style>
    <style:style style:name="co6" style:family="table-column">
      <style:table-column-properties fo:break-before="auto" style:column-width="3.8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peeddistribu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pid</text:p>
          </table:table-cell>
          <table:table-cell office:value-type="string">
            <text:p>regionid</text:p>
          </table:table-cell>
          <table:table-cell office:value-type="string">
            <text:p>tagid</text:p>
          </table:table-cell>
          <table:table-cell office:value-type="string">
            <text:p>daytype</text:p>
          </table:table-cell>
          <table:table-cell office:value-type="string">
            <text:p>hourbin</text:p>
          </table:table-cell>
          <table:table-cell office:value-type="string">
            <text:p>speedbin</text:p>
          </table:table-cell>
          <table:table-cell office:value-type="string">
            <text:p>timeinbin</text:p>
          </table:table-cell>
          <table:table-cell office:value-type="string">
            <text:p>distanceinbin</text:p>
          </table:table-cell>
          <table:table-cell office:value-type="string">
            <text:p>fractionaltimeinbin</text:p>
          </table:table-cell>
          <table:table-cell office:value-type="string">
            <text:p>fractionaldistanceinb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20*60*60" office:value-type="float" office:value="72000">
            <text:p>72000</text:p>
          </table:table-cell>
          <table:table-cell office:value-type="float" office:value="1440000">
            <text:p>1440000</text:p>
          </table:table-cell>
          <table:table-cell table:formula="of:=[.G2]/(SUM([.$G$2:.$G$3]))" office:value-type="float" office:value="0.285714285714286">
            <text:p>0.285714285714286</text:p>
          </table:table-cell>
          <table:table-cell table:formula="of:=[.H2]/(SUM([.$H$2:.$H$3]))" office:value-type="float" office:value="0.186046511627907">
            <text:p>0.1860465116279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50*60*60" office:value-type="float" office:value="180000">
            <text:p>180000</text:p>
          </table:table-cell>
          <table:table-cell office:value-type="float" office:value="6300000">
            <text:p>6300000</text:p>
          </table:table-cell>
          <table:table-cell table:formula="of:=[.G3]/(SUM([.$G$2:.$G$3]))" office:value-type="float" office:value="0.714285714285714">
            <text:p>0.714285714285714</text:p>
          </table:table-cell>
          <table:table-cell table:formula="of:=[.H3]/(SUM([.$H$2:.$H$3]))" office:value-type="float" office:value="0.813953488372093">
            <text:p>0.8139534883720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30*60*60" office:value-type="float" office:value="108000">
            <text:p>108000</text:p>
          </table:table-cell>
          <table:table-cell office:value-type="float" office:value="3240000">
            <text:p>3240000</text:p>
          </table:table-cell>
          <table:table-cell table:formula="of:=[.G4]/[.G4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120*60*60" office:value-type="float" office:value="432000">
            <text:p>432000</text:p>
          </table:table-cell>
          <table:table-cell office:value-type="float" office:value="15120000">
            <text:p>15120000</text:p>
          </table:table-cell>
          <table:table-cell table:formula="of:=[.G5]/[.G5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360*60*60" office:value-type="float" office:value="1296000">
            <text:p>1296000</text:p>
          </table:table-cell>
          <table:table-cell office:value-type="float" office:value="64800000">
            <text:p>64800000</text:p>
          </table:table-cell>
          <table:table-cell table:formula="of:=[.G6]/[.G6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240*60*60" office:value-type="float" office:value="864000">
            <text:p>864000</text:p>
          </table:table-cell>
          <table:table-cell office:value-type="float" office:value="30240000">
            <text:p>30240000</text:p>
          </table:table-cell>
          <table:table-cell table:formula="of:=[.G7]/[.G7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10*60*60" office:value-type="float" office:value="36000">
            <text:p>36000</text:p>
          </table:table-cell>
          <table:table-cell office:value-type="float" office:value="1440000">
            <text:p>1440000</text:p>
          </table:table-cell>
          <table:table-cell table:formula="of:=[.G8]/[.G8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40*60*60" office:value-type="float" office:value="144000">
            <text:p>144000</text:p>
          </table:table-cell>
          <table:table-cell office:value-type="float" office:value="1440000">
            <text:p>1440000</text:p>
          </table:table-cell>
          <table:table-cell table:formula="of:=[.G9]/[.G9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60*60*60" office:value-type="float" office:value="216000">
            <text:p>216000</text:p>
          </table:table-cell>
          <table:table-cell office:value-type="float" office:value="6480000">
            <text:p>6480000</text:p>
          </table:table-cell>
          <table:table-cell table:formula="of:=[.G10]/SUM([.$G$10:.$G$11])" office:value-type="float" office:value="0.428571428571429">
            <text:p>0.428571428571429</text:p>
          </table:table-cell>
          <table:table-cell table:formula="of:=[.H10]/SUM([.$H$10:.$H$11])" office:value-type="float" office:value="0.36">
            <text:p>0.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80*60*60" office:value-type="float" office:value="288000">
            <text:p>288000</text:p>
          </table:table-cell>
          <table:table-cell office:value-type="float" office:value="11520000">
            <text:p>11520000</text:p>
          </table:table-cell>
          <table:table-cell table:formula="of:=[.G11]/SUM([.$G$10:.$G$11])" office:value-type="float" office:value="0.571428571428571">
            <text:p>0.571428571428571</text:p>
          </table:table-cell>
          <table:table-cell table:formula="of:=[.H11]/SUM([.$H$10:.$H$11])" office:value-type="float" office:value="0.64">
            <text:p>0.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formula="of:=90*60*60" office:value-type="float" office:value="324000">
            <text:p>324000</text:p>
          </table:table-cell>
          <table:table-cell office:value-type="float" office:value="19440000">
            <text:p>19440000</text:p>
          </table:table-cell>
          <table:table-cell table:formula="of:=[.G12]/[.G12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5*60*60" office:value-type="float" office:value="18000">
            <text:p>18000</text:p>
          </table:table-cell>
          <table:table-cell office:value-type="float" office:value="540000">
            <text:p>540000</text:p>
          </table:table-cell>
          <table:table-cell table:formula="of:=[.G13]/[.G13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30*60*60" office:value-type="float" office:value="108000">
            <text:p>108000</text:p>
          </table:table-cell>
          <table:table-cell office:value-type="float" office:value="4320000">
            <text:p>4320000</text:p>
          </table:table-cell>
          <table:table-cell table:formula="of:=[.G14]/SUM([.$G$14:.$G$16])" office:value-type="float" office:value="0.352941176470588">
            <text:p>0.352941176470588</text:p>
          </table:table-cell>
          <table:table-cell table:formula="of:=[.H14]/SUM([.$H$14:.$H$16])" office:value-type="float" office:value="0.229543039319872">
            <text:p>0.22954303931987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40*60*60" office:value-type="float" office:value="144000">
            <text:p>144000</text:p>
          </table:table-cell>
          <table:table-cell office:value-type="float" office:value="6000000">
            <text:p>6000000</text:p>
          </table:table-cell>
          <table:table-cell table:formula="of:=[.G15]/SUM([.$G$14:.$G$16])" office:value-type="float" office:value="0.470588235294118">
            <text:p>0.470588235294118</text:p>
          </table:table-cell>
          <table:table-cell table:formula="of:=[.H15]/SUM([.$H$14:.$H$16])" office:value-type="float" office:value="0.318809776833156">
            <text:p>0.31880977683315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formula="of:=15*60*60" office:value-type="float" office:value="54000">
            <text:p>54000</text:p>
          </table:table-cell>
          <table:table-cell office:value-type="float" office:value="8500000">
            <text:p>8500000</text:p>
          </table:table-cell>
          <table:table-cell table:formula="of:=[.G16]/SUM([.$G$14:.$G$16])" office:value-type="float" office:value="0.176470588235294">
            <text:p>0.176470588235294</text:p>
          </table:table-cell>
          <table:table-cell table:formula="of:=[.H16]/SUM([.$H$14:.$H$16])" office:value-type="float" office:value="0.451647183846971">
            <text:p>0.4516471838469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formula="of:=40*60*60" office:value-type="float" office:value="144000">
            <text:p>144000</text:p>
          </table:table-cell>
          <table:table-cell office:value-type="float" office:value="2880000">
            <text:p>2880000</text:p>
          </table:table-cell>
          <table:table-cell table:formula="of:=[.G17]/[.G17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40*60*60" office:value-type="float" office:value="144000">
            <text:p>144000</text:p>
          </table:table-cell>
          <table:table-cell office:value-type="float" office:value="4320000">
            <text:p>4320000</text:p>
          </table:table-cell>
          <table:table-cell table:formula="of:=[.G18]/[.G18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formula="of:=25*60*60" office:value-type="float" office:value="90000">
            <text:p>90000</text:p>
          </table:table-cell>
          <table:table-cell office:value-type="float" office:value="3150000">
            <text:p>3150000</text:p>
          </table:table-cell>
          <table:table-cell table:formula="of:=[.G19]/SUM([.G$19:.G$20])" office:value-type="float" office:value="0.384615384615385">
            <text:p>0.38461538461538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formula="of:=40*60*60" office:value-type="float" office:value="144000">
            <text:p>144000</text:p>
          </table:table-cell>
          <table:table-cell office:value-type="float" office:value="7200000">
            <text:p>7200000</text:p>
          </table:table-cell>
          <table:table-cell table:formula="of:=[.G20]/SUM([.G$19:.G$20])" office:value-type="float" office:value="0.615384615384615">
            <text:p>0.61538461538461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40*60*60" office:value-type="float" office:value="144000">
            <text:p>144000</text:p>
          </table:table-cell>
          <table:table-cell office:value-type="float" office:value="5040000">
            <text:p>5040000</text:p>
          </table:table-cell>
          <table:table-cell table:formula="of:=[.G21]/SUM([.G$21:.G$23])" office:value-type="float" office:value="0.363636363636364">
            <text:p>0.363636363636364</text:p>
          </table:table-cell>
          <table:table-cell table:formula="of:=[.H21]/SUM([.H$21:.H$23])" office:value-type="float" office:value="0.583333333333333">
            <text:p>0.58333333333333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10*60*60" office:value-type="float" office:value="36000">
            <text:p>36000</text:p>
          </table:table-cell>
          <table:table-cell office:value-type="float" office:value="1440000">
            <text:p>1440000</text:p>
          </table:table-cell>
          <table:table-cell table:formula="of:=[.G22]/SUM([.G$21:.G$23])" office:value-type="float" office:value="0.0909090909090909">
            <text:p>0.0909090909090909</text:p>
          </table:table-cell>
          <table:table-cell table:formula="of:=[.H22]/SUM([.H$21:.H$23])" office:value-type="float" office:value="0.166666666666667">
            <text:p>0.16666666666666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60*60*60" office:value-type="float" office:value="216000">
            <text:p>216000</text:p>
          </table:table-cell>
          <table:table-cell office:value-type="float" office:value="2160000">
            <text:p>2160000</text:p>
          </table:table-cell>
          <table:table-cell table:formula="of:=[.G23]/SUM([.G$21:.G$23])" office:value-type="float" office:value="0.545454545454545">
            <text:p>0.545454545454545</text:p>
          </table:table-cell>
          <table:table-cell table:formula="of:=[.H23]/SUM([.H$21:.H$23])" office:value-type="float" office:value="0.25">
            <text:p>0.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formula="of:=80*60*60" office:value-type="float" office:value="288000">
            <text:p>288000</text:p>
          </table:table-cell>
          <table:table-cell office:value-type="float" office:value="8640000">
            <text:p>86400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table:formula="of:=30*60*60" office:value-type="float" office:value="108000">
            <text:p>108000</text:p>
          </table:table-cell>
          <table:table-cell office:value-type="float" office:value="4320000">
            <text:p>43200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WEEKDAY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table:formula="of:=20*60*60" office:value-type="float" office:value="72000">
            <text:p>72000</text:p>
          </table:table-cell>
          <table:table-cell office:value-type="float" office:value="4320000">
            <text:p>43200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SATURDAY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20*60*60" office:value-type="float" office:value="72000">
            <text:p>72000</text:p>
          </table:table-cell>
          <table:table-cell office:value-type="float" office:value="2160000">
            <text:p>2160000</text:p>
          </table:table-cell>
          <table:table-cell table:formula="of:=[.G27]/[.G27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SATURDAY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15*60*60" office:value-type="float" office:value="54000">
            <text:p>54000</text:p>
          </table:table-cell>
          <table:table-cell office:value-type="float" office:value="2160000">
            <text:p>2160000</text:p>
          </table:table-cell>
          <table:table-cell table:formula="of:=[.G28]/[.G28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SATURDAY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65*60*60" office:value-type="float" office:value="234000">
            <text:p>234000</text:p>
          </table:table-cell>
          <table:table-cell office:value-type="float" office:value="9360000">
            <text:p>9360000</text:p>
          </table:table-cell>
          <table:table-cell table:formula="of:=[.G29]/[.G29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SUNDAY_HOLIDAY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formula="of:=20*60*60" office:value-type="float" office:value="72000">
            <text:p>72000</text:p>
          </table:table-cell>
          <table:table-cell office:value-type="float" office:value="2880000">
            <text:p>2880000</text:p>
          </table:table-cell>
          <table:table-cell table:formula="of:=[.G30]/[.G30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TESTREGION</text:p>
          </table:table-cell>
          <table:table-cell office:value-type="string">
            <text:p>TESTTAG</text:p>
          </table:table-cell>
          <table:table-cell office:value-type="string">
            <text:p>SUNDAY_HOLIDAY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formula="of:=40*60*60" office:value-type="float" office:value="144000">
            <text:p>144000</text:p>
          </table:table-cell>
          <table:table-cell office:value-type="float" office:value="4320000">
            <text:p>4320000</text:p>
          </table:table-cell>
          <table:table-cell table:formula="of:=[.G31]/[.G31]"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6">16/10/2010</text:date>, <text:time>21:3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AMT </meta:initial-creator>
    <meta:creation-date>2010-10-16T20:56:24</meta:creation-date>
    <meta:generator>OpenOffice.org/3.2$Linux OpenOffice.org_project/320m12$Build-9483</meta:generator>
    <dc:date>2010-10-16T21:34:51</dc:date>
    <dc:creator>TAMT </dc:creator>
    <meta:editing-duration>PT00H33M57S</meta:editing-duration>
    <meta:editing-cycles>12</meta:editing-cycles>
    <meta:document-statistic meta:table-count="3" meta:cell-count="308" meta:object-count="0"/>
  </office:meta>
</office:document-meta>
</file>